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12. Activiti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Unit 12. Activities 01</text:span></text:p>
      <text:p text:style-name="Standard">Use forums to ask questions or help your classmates :)</text:p>
      <text:list xml:id="list3047546110" text:style-name="WWNum1">
        <text:list-item>
          <text:p text:style-name="P11"><text:bookmark text:name="_qr4hmzo3r668"/>Exercise 01</text:p>
        </text:list-item>
      </text:list>
      <text:p text:style-name="Standard">a) Create a script that creates in the current directory 70 folders numbered from 00 to 70. The numbers with one digit should contain a 0 on the left.</text:p>
      <text:p text:style-name="Standard">b) Create a script that asks if a forum is good or bad, asking it using keyboard. It has to repeat the question until the user writes GOOD.</text:p>
      <text:p text:style-name="Standard">c) Create a calculator that lets you select an operation (add, subtract, multiply or divide) and let you enter two operands. At the end, it will display the result of the operation.</text:p>
      <text:list xml:id="list13718556285458" text:continue-numbering="true" text:style-name="WWNum1">
        <text:list-item>
          <text:p text:style-name="P11"><text:bookmark text:name="_597tw71hguq0"/>Exercise 02</text:p>
        </text:list-item>
      </text:list>
      <text:p text:style-name="Standard">Create a program to check if hotel rooms are available (they are empty) or not (there is a guest in the room). Also, available rooms can be clean or not clean.</text:p>
      <text:p text:style-name="Standard">Our hotel has 100 rooms.</text:p>
      <text:p text:style-name="Standard">In a loop, the program will ask a room number and then will display a menu with those options:</text:p>
      <text:p text:style-name="Standard"><text:tab/>• Check if a room is available or not.</text:p>
      <text:p text:style-name="Standard"><text:tab/>• Check if an available room is cleaned or not.</text:p>
      <text:p text:style-name="Standard"><text:tab/>• Set not available, a clean and available room.</text:p>
      <text:p text:style-name="Standard"><text:tab/>• Set available and not clean to a not available room</text:p>
      <text:p text:style-name="Standard"><text:tab/>• Set cleaned, a not cleaned room.</text:p>
      <text:p text:style-name="Standard"><text:tab/>• Exit program.</text:p>
      <text:p text:style-name="Standard">If an operation can not be performed, our program has to show an error.</text:p>
      <text:p text:style-name="Standard">The program has to be persistent (if you run again the program, configuration changes should remain).</text:p>
      <text:p text:style-name="Standard"/>
      <text:p text:style-name="Standard"><text:span text:style-name="T9">Tip:</text:span> you can create/delete files/directory and check if they exis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2. Python scripting</text:span></text:p>
      </style:header>
      <style:footer>
        <text:p text:style-name="MP4"><text:span text:style-name="MT1">CFGS DAM/DAW<text:tab/><text:tab/>Unit 12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5" meta:word-count="284" meta:character-count="1544" meta:non-whitespace-character-count="1278"/>
    <meta:generator>LibreOfficeDev/6.0.5.2$Linux_X86_64 LibreOffice_project/</meta:generator>
  </office:meta>
</office:document-meta>
</file>